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Aptos" fo:font-size="12pt" style:font-size-asian="12pt" style:font-size-complex="12pt"/>
    </style:style>
    <style:style style:name="P2" style:parent-style-name="PlainText" style:family="paragraph">
      <style:text-properties style:font-name="Aptos" fo:font-size="12pt" style:font-size-asian="12pt" style:font-size-complex="12pt"/>
    </style:style>
    <style:style style:name="P3" style:parent-style-name="PlainText" style:family="paragraph">
      <style:text-properties style:font-name="Aptos" fo:font-size="12pt" style:font-size-asian="12pt" style:font-size-complex="12pt"/>
    </style:style>
    <style:style style:name="P4" style:parent-style-name="PlainText" style:family="paragraph">
      <style:text-properties style:font-name="Aptos" fo:font-size="12pt" style:font-size-asian="12pt" style:font-size-complex="12pt"/>
    </style:style>
    <style:style style:name="T5" style:parent-style-name="DefaultParagraphFont" style:family="text">
      <style:text-properties style:font-name="Aptos" fo:font-size="12pt" style:font-size-asian="12pt" style:font-size-complex="12pt"/>
    </style:style>
    <style:style style:name="T6" style:parent-style-name="DefaultParagraphFont" style:family="text">
      <style:text-properties style:font-name="Courier New" style:font-name-complex="Courier New"/>
    </style:style>
    <style:style style:name="T7" style:parent-style-name="DefaultParagraphFont" style:family="text">
      <style:text-properties style:font-name="Courier New" style:font-name-complex="Courier New"/>
    </style:style>
    <style:style style:name="T8" style:parent-style-name="DefaultParagraphFont" style:family="text">
      <style:text-properties style:font-name="Aptos" fo:font-size="12pt" style:font-size-asian="12pt" style:font-size-complex="12pt"/>
    </style:style>
    <style:style style:name="T9" style:parent-style-name="DefaultParagraphFont" style:family="text">
      <style:text-properties style:font-name="Consolas" fo:font-size="10.5pt" style:font-size-asian="10.5pt" style:font-size-complex="10.5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1. Prepare a test strategy document based on the domain, using a chain-of-thought approach (refer to the document provided in the ZIP file)<text:line-break/><text:line-break/><text:line-break/>Context : As a Expertise functional Sr. Test Lead with healthcare domain need to<text:s/>generate the test strategy document.<text:s/></text:p>
      <text:p text:style-name="P2">- Ask me 5 questions one by one for creating Test Strategy<text:s/></text:p>
      <text:p text:style-name="P3">- Ask me next question after answering</text:p>
      <text:p text:style-name="P4">- Test Strategy should follow the industry standard<text:s/></text:p>
      <text:p text:style-name="PlainText"><text:span text:style-name="T5">- Review the generated Test strategy as a Expertise Test program manager Output should be a downloadable word document, and review comments should be downloadable Excel format</text:span><text:span text:style-name="T6"><text:line-break/></text:span><text:span text:style-name="T7"><text:line-break/></text:span>Output<text:line-break/></text:p>
      <text:p text:style-name="PlainText"><draw:frame draw:z-index="251658240" draw:id="id0" draw:style-name="a0" draw:name="Object 1" text:anchor-type="as-char" svg:x="0in" svg:y="0in" svg:width="1.03125in" svg:height="0.6875in" style:rel-width="scale" style:rel-height="scale"><draw:object-ole draw:class-id="F4754C9B-64F5-4B40-8AF4-679732AC0607" xlink:href="Object 1" xlink:type="simple" xlink:show="embed" xlink:actuate="onLoad"/><draw:image xlink:href="ObjectReplacements/Object 1" xlink:type="simple" xlink:show="embed" xlink:actuate="onLoad"/><svg:title/><svg:desc/></draw:frame><draw:frame draw:z-index="251658240" draw:id="id1" draw:style-name="a1" draw:name="Object 2" text:anchor-type="as-char" svg:x="0in" svg:y="0in" svg:width="1.03125in" svg:height="0.6875in" style:rel-width="scale" style:rel-height="scale"><draw:object-ole draw:class-id="00020830-0000-0000-C000-000000000046" xlink:href="Object 2" xlink:type="simple" xlink:show="embed" xlink:actuate="onLoad"/><draw:image xlink:href="ObjectReplacements/Object 2" xlink:type="simple" xlink:show="embed" xlink:actuate="onLoad"/><svg:title/><svg:desc/></draw:frame><text:line-break/><text:line-break/><text:span text:style-name="T8">2. Design the automation framework structure using a chain-of-thought approach</text:span></text:p>
      <text:p text:style-name="Normal"><text:line-break/><text:line-break/>Context: As an Expertise Automation Test Lead to generate the Selenium based Automation framework for healthcare domain structure - Ask me 5 questions one by one for creating automation framework - Ask me next question after answering - Automation framework document should follow the industry standard - Review the generated Test plan as an Expertise test automation lead Output should be a downloadable word document<text:line-break/><text:line-break/>Output:<text:s/></text:p>
      <text:p text:style-name="Normal"><text:span text:style-name="T9"><draw:frame draw:z-index="0" draw:id="id2" draw:style-name="a2" draw:name="Object 3" text:anchor-type="as-char" svg:x="0in" svg:y="0in" svg:width="1.61458in" svg:height="1.15625in" style:rel-width="scale" style:rel-height="scale"><draw:object-ole draw:class-id="F4754C9B-64F5-4B40-8AF4-679732AC0607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selvam N</meta:initial-creator>
    <dc:creator>Natarajan, Mariselvam</dc:creator>
    <meta:creation-date>2026-04-09T03:09:00Z</meta:creation-date>
    <dc:date>2026-04-09T03:09:00Z</dc:date>
    <meta:template xlink:href="Normal" xlink:type="simple"/>
    <meta:editing-cycles>2</meta:editing-cycles>
    <meta:editing-duration>PT60S</meta:editing-duration>
    <meta:document-statistic meta:page-count="1" meta:paragraph-count="2" meta:word-count="178" meta:character-count="1195" meta:row-count="8" meta:non-whitespace-character-count="1019"/>
  </office:meta>
</office:document-meta>
</file>